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-title">
      <style:graphic-properties draw:auto-grow-height="true" fo:min-height="1.81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2.45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6.303cm" loext:decorative="false"/>
      <style:paragraph-properties style:writing-mode="lr-tb"/>
    </style:style>
    <style:style style:name="P1" style:family="paragraph">
      <loext:graphic-properties draw:fill-color="#ffffff"/>
      <style:text-properties style:font-name="TeXGyreHeros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TeXGyreHeros" fo:font-size="48pt" style:font-size-asian="48pt" style:font-size-complex="4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text-align="center"/>
    </style:style>
    <style:style style:name="T1" style:family="text">
      <style:text-properties style:font-name="TeXGyreHeros" fo:font-size="60pt" style:font-size-asian="60pt" style:font-size-complex="60pt"/>
    </style:style>
    <style:style style:name="T2" style:family="text">
      <style:text-properties style:font-name="TeXGyreHeros" fo:font-size="48pt" style:font-size-asian="48pt" style:font-size-complex="4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Terme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ccess for free at https://openstax.org/books/elementary-algebra-2e/pages/1-introduction 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1.817cm" svg:x="1.4cm" svg:y="0.317cm" presentation:class="title" presentation:user-transformed="true">
          <draw:text-box>
            <text:p>Algebra Review</text:p>
          </draw:text-box>
        </draw:frame>
        <draw:frame presentation:style-name="pr2" draw:text-style-name="P1" draw:layer="layout" svg:width="25.199cm" svg:height="12.7cm" svg:x="1.4cm" svg:y="1.905cm" presentation:class="subtitle" presentation:user-transformed="true">
          <draw:text-box>
            <text:p><text:span text:style-name="T1">Solve Equations with Variables and Constants on Both S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Overview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General Procedure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General Proced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How To – General Strategy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3">
              <text:list-item>
                <text:p>Choose which side will be the “variable” side—the other side will be the “constant” side.</text:p>
              </text:list-item>
              <text:list-item>
                <text:p>Collect the variable terms to the “variable” side of the equation, using the Addition or Subtraction Property of Equality.</text:p>
              </text:list-item>
              <text:list-item>
                <text:p>Collect all the constants to the other side of the equation.</text:p>
              </text:list-item>
              <text:list-item>
                <text:p>Make the coefficient of the variable equal 1, using the Multiplication or Division Property of Equality.</text:p>
              </text:list-item>
              <text:list-item>
                <text:p>Check the solution by substituting it into the original equ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Examp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 presentation:use-footer-name="ftr1">
        <draw:frame presentation:style-name="pr1" draw:layer="layout" svg:width="12.542cm" svg:height="1.817cm" svg:x="1.4cm" svg:y="0.317cm" presentation:class="title" presentation:user-transformed="true">
          <draw:text-box>
            <text:p>Example 1 </text:p>
          </draw:text-box>
        </draw:frame>
        <draw:frame presentation:style-name="pr4" draw:layer="layout" svg:width="12.297cm" svg:height="12.7cm" svg:x="1.4cm" svg:y="1.905cm" presentation:class="outline">
          <draw:text-box>
            <text:list text:style-name="L2">
              <text:list-header>
                <text:p text:style-name="P5"><text:span text:style-name="T3">Solve the equation.</text:span></text:p>
              </text:list-header>
            </text:list>
          </draw:text-box>
        </draw:frame>
        <draw:frame draw:style-name="gr2" draw:text-style-name="P6" draw:layer="layout" svg:width="7.896cm" svg:height="1.528cm" svg:x="3.299cm" svg:y="4.0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draw:frame presentation:style-name="pr1" draw:layer="layout" svg:width="12.542cm" svg:height="1.817cm" svg:x="1.4cm" svg:y="0.317cm" presentation:class="title" presentation:user-transformed="true">
          <draw:text-box>
            <text:p>Example 2 </text:p>
          </draw:text-box>
        </draw:frame>
        <draw:frame presentation:style-name="pr4" draw:layer="layout" svg:width="12.297cm" svg:height="12.7cm" svg:x="1.4cm" svg:y="1.905cm" presentation:class="outline">
          <draw:text-box>
            <text:list text:style-name="L2">
              <text:list-header>
                <text:p text:style-name="P5"><text:span text:style-name="T3">Solve the equation.</text:span></text:p>
              </text:list-header>
            </text:list>
          </draw:text-box>
        </draw:frame>
        <draw:frame draw:style-name="gr2" draw:text-style-name="P6" draw:layer="layout" svg:width="7.787cm" svg:height="1.528cm" svg:x="3.299cm" svg:y="4.0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/>
      <style:text-properties style:font-name="TeXGyreTermes" fo:font-family="TeXGyreTermes" style:font-family-generic="moder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cm"/>
      <style:text-properties style:font-name="TeXGyreTermes" fo:font-family="TeXGyreTermes" style:font-family-generic="moder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eXGyreTerme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359cm" svg:x="1.4cm" svg:y="0.546cm" presentation:class="title" presentation:placeholder="true">
        <draw:text-box/>
      </draw:frame>
      <draw:frame presentation:style-name="Default-outline1" draw:layer="backgroundobjects" svg:width="25.199cm" svg:height="12.7cm" svg:x="1.4cm" svg:y="1.905cm" presentation:class="outline" presentation:placeholder="true">
        <draw:text-box/>
      </draw:frame>
      <draw:frame presentation:style-name="Mpr1" draw:text-style-name="MP2" draw:layer="backgroundobjects" svg:width="2.41cm" svg:height="0.828cm" svg:x="1.4cm" svg:y="14.6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32cm" svg:height="0.828cm" svg:x="3.81cm" svg:y="14.6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.469cm" svg:height="0.828cm" svg:x="24.13cm" svg:y="14.6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2T23:34:56.118000000</meta:creation-date>
    <dc:title>Math Video</dc:title>
    <meta:editing-duration>PT9M12S</meta:editing-duration>
    <meta:editing-cycles>3</meta:editing-cycles>
    <meta:generator>LibreOffice/24.2.0.3$Windows_X86_64 LibreOffice_project/da48488a73ddd66ea24cf16bbc4f7b9c08e9bea1</meta:generator>
    <dc:date>2024-02-13T00:01:00.532000000</dc:date>
    <meta:print-date>2024-02-12T23:45:37.645000000</meta:print-date>
    <meta:printed-by>PDF files</meta:printed-by>
    <meta:document-statistic meta:object-count="49"/>
    <meta:template xlink:type="simple" xlink:actuate="onRequest" xlink:title="Math Video" xlink:href="../../../../../AppData/Roaming/LibreOffice/4/user/template/Math%20Video1.otp" meta:date="2024-02-12T23:34:53.024000000"/>
  </office:meta>
</office:document-meta>
</file>

<file path=Object 1/content.xml><?xml version="1.0" encoding="utf-8"?>
<math xmlns="http://www.w3.org/1998/Math/MathML" display="block">
  <semantics>
    <mrow>
      <mn>12</mn>
      <mrow>
        <mrow>
          <mi>q</mi>
          <mo stretchy="false">−</mo>
          <mn>5</mn>
        </mrow>
        <mo stretchy="false">=</mo>
        <mn>9</mn>
      </mrow>
      <mrow>
        <mi>q</mi>
        <mo stretchy="false">−</mo>
        <mn>20</mn>
      </mrow>
    </mrow>
    <annotation encoding="StarMath 5.0">12 q - 5 = 9q - 20</annotation>
  </semantics>
</math>
</file>

<file path=Object 2/content.xml><?xml version="1.0" encoding="utf-8"?>
<math xmlns="http://www.w3.org/1998/Math/MathML" display="block">
  <semantics>
    <mrow>
      <mn>8</mn>
      <mrow>
        <mrow>
          <mi>c</mi>
          <mo stretchy="false">+</mo>
          <mn>7</mn>
        </mrow>
        <mo stretchy="false">=</mo>
        <mrow>
          <mo stretchy="false">−</mo>
          <mn>3</mn>
        </mrow>
      </mrow>
      <mrow>
        <mi>c</mi>
        <mo stretchy="false">−</mo>
        <mn>37</mn>
      </mrow>
    </mrow>
    <annotation encoding="StarMath 5.0">8c + 7 = -3c - 37</annotation>
  </semantics>
</math>
</file>